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9BF4206E14FC085A.png" manifest:media-type="image/png"/>
  <manifest:file-entry manifest:full-path="Pictures/1007160300005DC000005DC0CF10CEF38680DA00.svg" manifest:media-type="image/svg+xml"/>
  <manifest:file-entry manifest:full-path="Pictures/10000201000002C3000002C3277F2E07B3821E9C.png" manifest:media-type="image/png"/>
  <manifest:file-entry manifest:full-path="Pictures/10000000000004000000040023698243D59223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6.822cm" fo:min-width="6.572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3.999cm" svg:height="23.999cm" svg:x="1cm" svg:y="1cm">
          <draw:image xlink:href="Pictures/1007160300005DC000005DC0CF10CEF38680DA00.svg" xlink:type="simple" xlink:show="embed" xlink:actuate="onLoad" loext:mime-type="image/svg+xml">
            <text:p/>
          </draw:image>
          <draw:image xlink:href="Pictures/10000201000002C3000002C3277F2E07B3821E9C.png" xlink:type="simple" xlink:show="embed" xlink:actuate="onLoad" loext:mime-type="image/png"/>
        </draw:frame>
        <draw:frame draw:style-name="gr2" draw:text-style-name="P2" draw:layer="layout" svg:width="7cm" svg:height="7cm" svg:x="4.9cm" svg:y="30.1cm">
          <draw:image xlink:href="Pictures/1000000000000400000004009BF4206E14FC085A.png" xlink:type="simple" xlink:show="embed" xlink:actuate="onLoad" loext:mime-type="image/png">
            <text:p/>
          </draw:image>
        </draw:frame>
        <draw:frame draw:style-name="gr2" draw:text-style-name="P2" draw:layer="layout" svg:width="7cm" svg:height="7cm" svg:x="18.5cm" svg:y="30.3cm">
          <draw:image xlink:href="Pictures/10000000000004000000040023698243D59223B2.png" xlink:type="simple" xlink:show="embed" xlink:actuate="onLoad" loext:mime-type="image/png">
            <text:p/>
          </draw:image>
        </draw:frame>
        <draw:custom-shape draw:style-name="gr3" draw:text-style-name="P3" draw:layer="layout" svg:width="10cm" svg:height="10cm" svg:x="3.4cm" svg:y="2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0cm" svg:height="10cm" svg:x="17cm" svg:y="2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9cm" svg:height="1.3cm" svg:x="20.4cm" svg:y="37.5cm">
          <draw:text-box>
            <text:p>Ebene 3</text:p>
          </draw:text-box>
        </draw:frame>
        <draw:frame draw:style-name="gr5" draw:text-style-name="P4" draw:layer="layout" svg:width="3.5cm" svg:height="1.2cm" svg:x="6.8cm" svg:y="37.3cm">
          <draw:text-box>
            <text:p>Ebene 2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07T00:31:29.185000000</meta:creation-date>
    <dc:date>2019-10-07T00:35:10.843000000</dc:date>
    <meta:editing-duration>PT3M42S</meta:editing-duration>
    <meta:editing-cycles>1</meta:editing-cycles>
    <meta:document-statistic meta:object-count="7"/>
    <meta:generator>LibreOffice/6.3.0.4$Windows_X86_64 LibreOffice_project/057fc023c990d676a43019934386b85b21a9ee99</meta:generator>
  </office:meta>
</office:document-meta>
</file>